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685cm"/>
    </style:style>
    <style:style style:name="Tabela1.B" style:family="table-column">
      <style:table-column-properties style:column-width="4.74cm"/>
    </style:style>
    <style:style style:name="Tabela1.C" style:family="table-column">
      <style:table-column-properties style:column-width="7.576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Table_20_Contents">
      <style:paragraph-properties fo:margin-top="0cm" fo:margin-bottom="0.247cm" style:contextual-spacing="false" fo:line-height="114%"/>
    </style:style>
    <style:style style:name="P2" style:family="paragraph" style:parent-style-name="Table_20_Contents">
      <style:paragraph-properties fo:margin-top="0cm" fo:margin-bottom="0cm" style:contextual-spacing="false" fo:line-height="114%"/>
    </style:style>
    <style:style style:name="P3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4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 Tex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ta é a comparação das deficiências identificadas no fluxo do Agente MKT com as melhores práticas de agências (como a lógica de Funil da <text:span text:style-name="T1">RD Station</text:span>) e ferramentas analíticas (como o <text:span text:style-name="T1">GA4</text:span>), seguida pelas ações concretas de melhoria no <text:span text:style-name="T2">prompt</text:span> ou na lógica do agente.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419000556416">
            <table:table-cell table:style-name="Tabela1.A1" office:value-type="string">
              <text:p text:style-name="P2"><text:span text:style-name="Strong_20_Emphasis"><text:span text:style-name="T3">Item Pendente no Fluxo MKT</text:span></text:span></text:p>
            </table:table-cell>
            <table:table-cell table:style-name="Tabela1.A1" office:value-type="string">
              <text:p text:style-name="P2"><text:span text:style-name="Strong_20_Emphasis"><text:span text:style-name="T3">Gap de Mercado (RD Station, GA4, Agências)</text:span></text:span></text:p>
            </table:table-cell>
            <table:table-cell table:style-name="Tabela1.A1" office:value-type="string">
              <text:p text:style-name="P2"><text:span text:style-name="Strong_20_Emphasis"><text:span text:style-name="T3">Ação de Melhoria (Instrução para o Agente/Fluxo)</text:span></text:span></text:p>
            </table:table-cell>
          </table:table-row>
        </table:table-header-rows>
        <table:table-row table:style-name="TableLine2419000556416">
          <table:table-cell table:style-name="Tabela1.A1" office:value-type="string">
            <text:p text:style-name="P1"><text:span text:style-name="T4">1. Modelo de atribuição multi-touch</text:span><text:span text:style-name="T3"> (Não orienta a substituir </text:span><text:span text:style-name="Source_20_Text"><text:span text:style-name="T3">last-click</text:span></text:span><text:span text:style-name="T3"> nem a destacar redistribuição de budget por ponto de contato.)</text:span></text:p>
          </table:table-cell>
          <table:table-cell table:style-name="Tabela1.A1" office:value-type="string">
            <text:p text:style-name="P1"><text:span text:style-name="T3">O </text:span><text:span text:style-name="T4">GA4</text:span><text:span text:style-name="T3"> e as agências B2B priorizam a atribuição </text:span><text:span text:style-name="T4">Multi-Touch (Posição ou Data-Driven)</text:span><text:span text:style-name="T3">. O </text:span><text:span text:style-name="Source_20_Text"><text:span text:style-name="T3">last-click</text:span></text:span><text:span text:style-name="T3"> esconde o valor real de canais de </text:span><text:span text:style-name="T5">awareness</text:span><text:span text:style-name="T3"> (Blog, SEO) e Nutrição (Email), levando à subvalorização do conteúdo.</text:span></text:p>
          </table:table-cell>
          <table:table-cell table:style-name="Tabela1.A1" office:value-type="string">
            <text:p text:style-name="P1"><text:span text:style-name="T3">Instruir o Agente MKT a sempre </text:span><text:span text:style-name="T4">condicionar a realocação de budget à análise do caminho do usuário (</text:span><text:span text:style-name="Source_20_Text"><text:span text:style-name="T4">pathing</text:span></text:span><text:span text:style-name="T4"> no GA4)</text:span><text:span text:style-name="T3"> e recomendar explicitamente o uso de modelos de atribuição </text:span><text:span text:style-name="T4">Baseada em Posição</text:span><text:span text:style-name="T3"> (para campanhas com múltiplos </text:span><text:span text:style-name="T5">touchpoints</text:span><text:span text:style-name="T3">).</text:span></text:p>
          </table:table-cell>
        </table:table-row>
        <table:table-row table:style-name="TableLine2419000556416">
          <table:table-cell table:style-name="Tabela1.A1" office:value-type="string">
            <text:p text:style-name="P3"><text:span text:style-name="T1">2. Reserva de budget para testes contínuos de criativos</text:span> (Não há instrução automática para 5–10% de mídia paga para experimentos.)</text:p>
          </table:table-cell>
          <table:table-cell table:style-name="Tabela1.A1" office:value-type="string">
            <text:p text:style-name="P1"><text:span text:style-name="T3">A </text:span><text:span text:style-name="T4">Gestão de Performance</text:span><text:span text:style-name="T3"> em agências exige a mitigação da </text:span><text:span text:style-name="T4">Fadiga de Anúncio (</text:span><text:span text:style-name="Source_20_Text"><text:span text:style-name="T4">Ad Fatigue</text:span></text:span><text:span text:style-name="T4">)</text:span><text:span text:style-name="T3">. O teste A/B contínuo de criativos e </text:span><text:span text:style-name="T5">copies</text:span><text:span text:style-name="T3"> é a melhor forma de manter o CTR e CPL saudáveis a longo prazo.</text:span></text:p>
          </table:table-cell>
          <table:table-cell table:style-name="Tabela1.A1" office:value-type="string">
            <text:p text:style-name="P3">Adicionar uma instrução condicional: "Se a campanha tiver duração superior a 1 mês ou orçamento &gt; R$ 50.000, <text:span text:style-name="T1">reserve automaticamente 8% do orçamento de mídia paga para a produção e teste contínuo de novos criativos e copies</text:span>."</text:p>
          </table:table-cell>
        </table:table-row>
        <table:table-row table:style-name="TableLine2419000556416">
          <table:table-cell table:style-name="Tabela1.A1" office:value-type="string">
            <text:p text:style-name="P3"><text:span text:style-name="T1">3. Segmentação comportamental e gatilhos de reengajamento</text:span> (Não força a diferenciação de trilhas por intenção nem a criação de automações para leads inativos.)</text:p>
          </table:table-cell>
          <table:table-cell table:style-name="Tabela1.A1" office:value-type="string">
            <text:p text:style-name="P3">A <text:span text:style-name="T1">RD Station</text:span> (ou qualquer CRM/Automação) usa <text:span text:style-name="T1">Lead Scoring</text:span> baseado em comportamento (visitas, downloads, tempo na página). A falta de gatilhos de reengajamento permite que leads caros esfriem no funil.</text:p>
          </table:table-cell>
          <table:table-cell table:style-name="Tabela1.A1" office:value-type="string">
            <text:p text:style-name="P3">Implementar lógica de <text:span text:style-name="T1">Lead Scoring</text:span> no fluxo e adicionar um <text:span text:style-name="T1">Gatilho de Reengajamento:</text:span> "Se o lead não interagir com E-mail ou Conteúdo por 10 dias, acione uma <text:span text:style-name="T1">sequência de reengajamento via WhatsApp ou InMail do LinkedIn</text:span> com uma oferta de alto valor (ex: <text:span text:style-name="T2">micro-vídeo</text:span> tutorial ou consultoria gratuita)".</text:p>
          </table:table-cell>
        </table:table-row>
        <table:table-row table:style-name="TableLine2419000556416">
          <table:table-cell table:style-name="Tabela1.A1" office:value-type="string">
            <text:p text:style-name="P3"><text:span text:style-name="T1">4. Recomendações específicas por plano</text:span> (Melhorias táticas dependem de serem <text:soft-page-break/>criadas manualmente a cada <text:span text:style-name="T2">run</text:span>.)</text:p>
          </table:table-cell>
          <table:table-cell table:style-name="Tabela1.A1" office:value-type="string">
            <text:p text:style-name="P3">Agências utilizam <text:span text:style-name="T2">playbooks</text:span> e <text:span text:style-name="T1">lógica condicional</text:span> para aplicar as melhores <text:soft-page-break/>táticas rapidamente, de acordo com o tipo de campanha (Lançamento vs. Evento vs. Nutrição).</text:p>
          </table:table-cell>
          <table:table-cell table:style-name="Tabela1.A1" office:value-type="string">
            <text:p text:style-name="P1"><text:span text:style-name="T3">Criar um </text:span><text:span text:style-name="T4">Módulo de Lógica Condicional</text:span><text:span text:style-name="T3"> no fluxo do agente MKT: "Se </text:span><text:span text:style-name="Source_20_Text"><text:span text:style-name="T3">Campanha = Expansão da Base (teste_5)</text:span></text:span><text:span text:style-name="T3">, </text:span><text:span text:style-name="T4">sugerir automaticamente a </text:span><text:soft-page-break/><text:span text:style-name="T4">criação de um Kit de Onboarding Programático</text:span><text:span text:style-name="T3"> (para acelerar </text:span><text:span text:style-name="Source_20_Text"><text:span text:style-name="T3">trial -&gt; pagante</text:span></text:span><text:span text:style-name="T3">). Se </text:span><text:span text:style-name="Source_20_Text"><text:span text:style-name="T3">Campanha = Evento Híbrido (teste_4)</text:span></text:span><text:span text:style-name="T3">, </text:span><text:span text:style-name="T4">sugerir automaticamente a criação de uma Comunidade Online Pós-Evento (Slack/Discord)</text:span><text:span text:style-name="T3">."</text:span></text:p>
          </table:table-cell>
        </table:table-row>
        <table:table-row table:style-name="TableLine2419000556416">
          <table:table-cell table:style-name="Tabela1.A1" office:value-type="string">
            <text:p text:style-name="P3"><text:span text:style-name="T1">5. Cross-learning automático</text:span> (Depende de dados de <text:span text:style-name="T2">runs</text:span> anteriores vindos de fora; não há lógica para buscar ou armazenar resultados anteriores.)</text:p>
          </table:table-cell>
          <table:table-cell table:style-name="Tabela1.A1" office:value-type="string">
            <text:p text:style-name="P1"><text:span text:style-name="T3">O diferencial da </text:span><text:span text:style-name="T4">Inteligência Artificial</text:span><text:span text:style-name="T3"> é a capacidade de aprender com a própria história. Sem um </text:span><text:span text:style-name="T4">estado de memória</text:span><text:span text:style-name="T3"> (</text:span><text:span text:style-name="Source_20_Text"><text:span text:style-name="T3">state</text:span></text:span><text:span text:style-name="T3">) interno, o agente comete os mesmos erros ou repete recomendações que já foram rejeitadas.</text:span></text:p>
          </table:table-cell>
          <table:table-cell table:style-name="Tabela1.A1" office:value-type="string">
            <text:p text:style-name="P1"><text:span text:style-name="T3">Criar uma lógica interna de </text:span><text:span text:style-name="T4">Memória/State</text:span><text:span text:style-name="T3"> no agente MKT: "Antes de gerar novas sugestões, o agente deve </text:span><text:span text:style-name="T4">consultar o histórico de recomendações</text:span><text:span text:style-name="T3"> das interações anteriores (</text:span><text:span text:style-name="Source_20_Text"><text:span text:style-name="T3">metadata.previousRuns</text:span></text:span><text:span text:style-name="T3">) e priorizar/refinar as táticas (ex: Atribuição Multi-Touch) que tiveram maior aceitação (armazenando o </text:span><text:span text:style-name="T5">state</text:span><text:span text:style-name="T3"> de 'adotado' para cada recomendação)."</text:span></text:p>
          </table:table-cell>
        </table:table-row>
        <table:table-row table:style-name="TableLine2419000556416">
          <table:table-cell table:style-name="Tabela1.A1" office:value-type="string">
            <text:p text:style-name="P3"><text:span text:style-name="T1">6. Dashboards semanais</text:span> (Apenas a instrução para o agente mencionar, sem a estrutura de dados/deliverable.)</text:p>
          </table:table-cell>
          <table:table-cell table:style-name="Tabela1.A1" office:value-type="string">
            <text:p text:style-name="P3">A <text:span text:style-name="T1">Entrega de Valor</text:span> de uma agência é o <text:span text:style-name="T2">relatório</text:span>. Sugerir monitoramento sem definir o que monitorar é uma recomendação vazia.</text:p>
          </table:table-cell>
          <table:table-cell table:style-name="Tabela1.A1" office:value-type="string">
            <text:p text:style-name="P1"><text:span text:style-name="T3">Instruir o agente a sempre sugerir um </text:span><text:span text:style-name="T4">formato de entrega de dados</text:span><text:span text:style-name="T3"> junto com a recomendação de monitoramento: "Ao sugerir monitoramento diário/semanal, o agente deve propor a estrutura de um </text:span><text:span text:style-name="T4">Relatório de Acompanhamento Semanal</text:span><text:span text:style-name="T3"> que contenha obrigatoriamente: </text:span><text:span text:style-name="T4">CPL (diário)</text:span><text:span text:style-name="T3">, </text:span><text:span text:style-name="T4">Velocidade de Geração de Leads (Leads/Dia)</text:span><text:span text:style-name="T3"> e a </text:span><text:span text:style-name="T4">Taxa de Engajamento por </text:span><text:span text:style-name="Source_20_Text"><text:span text:style-name="T4">utm_content</text:span></text:span><text:span text:style-name="T3">."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12:50:11.782000000</meta:creation-date>
    <dc:date>2025-11-03T17:57:15.779000000</dc:date>
    <meta:editing-duration>PT4H57M3S</meta:editing-duration>
    <meta:editing-cycles>1</meta:editing-cycles>
    <meta:document-statistic meta:table-count="1" meta:image-count="0" meta:object-count="0" meta:page-count="2" meta:paragraph-count="22" meta:word-count="626" meta:character-count="4062" meta:non-whitespace-character-count="3459"/>
    <meta:generator>LibreOffice/7.3.2.2$Windows_X86_64 LibreOffice_project/49f2b1bff42cfccbd8f788c8dc32c1c309559be0</meta:generator>
  </office:meta>
</office:document-meta>
</file>